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7" style:family="paragraph" style:parent-style-name="Text_20_body">
      <style:paragraph-properties fo:margin-top="0in" fo:margin-bottom="0in" fo:line-height="114%" fo:text-align="center" style:justify-single-word="false" style:writing-mode="lr-tb"/>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1" fo:font-size="14.25pt" fo:font-style="normal" style:text-underline-style="none" fo:font-weight="bold"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4da4257f-434f-fe64-7652-4e5299ab771e"/>General Design</text:p>
      <text:p text:style-name="P4">Skill System:</text:p>
      <text:p text:style-name="P5">Get a skill point when you complete each level, and for completing side objectives in the levels. Use these skill points to unlock new skills. The skill bar consists of 4 skills. Skills can cost between 1 and 3 points to unlock</text:p>
      <text:p text:style-name="P1"><text:line-break/></text:p>
      <text:p text:style-name="P4">Armor System:</text:p>
      <text:p text:style-name="P5">Collect money, or different materials from the world and enemies and use them to buy armor upgrades from vendors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4">Potions:</text:p>
      <text:p text:style-name="P5">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3"/>
      <text:p text:style-name="P3"/>
      <text:p text:style-name="P3"/>
      <text:p text:style-name="P3"/>
      <text:p text:style-name="P3"/>
      <text:p text:style-name="P3"/>
      <text:p text:style-name="P3"/>
      <text:p text:style-name="P3"/>
      <text:p text:style-name="P3"/>
      <text:p text:style-name="P3"><text:soft-page-break/></text:p>
      <text:p text:style-name="P7"><text:span text:style-name="T1">Skills</text:span></text:p>
      <text:p text:style-name="P5">Skills are broken up into four conceptual groups, Primary, Secondary, Power and Tech. </text:p>
      <text:p text:style-name="Text_20_body"/>
      <text:p text:style-name="P2">Primary</text:p>
      <text:p text:style-name="P5">Laser Shot - Fast and accurate laser shot with medium damage. </text:p>
      <text:p text:style-name="P5"><text:s text:c="20"/>Damage: 10-12 <text:s text:c="2"/>Cooldown: .8s</text:p>
      <text:p text:style-name="Text_20_body"/>
      <text:p text:style-name="P5">Buckshot - Shoots a blast of buckshot that does high damage but has low range. </text:p>
      <text:p text:style-name="P5"><text:s text:c="19"/>Damage: 3-6 X 5 <text:s text:c="2"/>Cooldown: .8s</text:p>
      <text:p text:style-name="Text_20_body"/>
      <text:p text:style-name="P5">Ricochet Blade -Shoots a deadly blade that bounces off walls and pierces enemies.</text:p>
      <text:p text:style-name="P5"><text:s text:c="27"/>Damage: 7-9 <text:s text:c="4"/>Cooldown: .8s</text:p>
      <text:p text:style-name="Text_20_body"/>
      <text:p text:style-name="P5">Rocket Launcher - Shoots a rocket that explodes and does AOE damage.</text:p>
      <text:p text:style-name="P5"><text:s text:c="31"/>Damage: 14-16 <text:s text:c="3"/>Cooldown: .8s </text:p>
      <text:p text:style-name="Text_20_body"/>
      <text:p text:style-name="P2">Secondary</text:p>
      <text:p text:style-name="P5">Bash Attack - An Aoe strike with short range that bashes enemies backwards and slows.</text:p>
      <text:p text:style-name="P5"><text:s text:c="22"/>Damage: 13-15 <text:s text:c="5"/>Cooldown: 3s <text:s text:c="11"/></text:p>
      <text:p text:style-name="Text_20_body"/>
      <text:p text:style-name="P5">Dash Attack - Dashes forward passing through enemies mini-stunning and doing damage.</text:p>
      <text:p text:style-name="P5"><text:s text:c="23"/>Damage: 12-14 <text:s text:c="4"/>Cooldown: 3s</text:p>
      <text:p text:style-name="Text_20_body"/>
      <text:p text:style-name="P5">Leeching Blade- A boomerang attack that leeches life from all enemies struck, catch the <text:s/><text:tab/><text:tab/> <text:s text:c="5"/>boomerang on the way back to reset the cooldown.</text:p>
      <text:p text:style-name="P5"><text:s text:c="28"/>Damage: 14-16 <text:s text:c="7"/>Cooldown: 4.5s</text:p>
      <text:p text:style-name="Text_20_body"/>
      <text:p text:style-name="P5">Snipe - Shoots a long range powerful beam of energy that always causes a critical hit.</text:p>
      <text:p text:style-name="P5"><text:s text:c="13"/>Damage: 19-22 x2 <text:s text:c="9"/>Cooldown: 5s</text:p>
      <text:p text:style-name="Text_20_body"/>
      <text:p text:style-name="P2">Power</text:p>
      <text:p text:style-name="P5">Stomp Atack- short range low damage AOE attack that causes the affected enemies to be <text:tab/> <text:s text:c="11"/>stunned for 3 seconds.</text:p>
      <text:p text:style-name="Text_20_body"/>
      <text:p text:style-name="P5">Shock Rifle - Shock rifle blast from ut (done)</text:p>
      <text:p text:style-name="Text_20_body"/>
      <text:p text:style-name="P5">Stim Pack - </text:p>
      <text:p text:style-name="Text_20_body"/>
      <text:p text:style-name="P5">Soul Leech- </text:p>
      <text:p text:style-name="P5"/>
      <text:p text:style-name="P5"/>
      <text:p text:style-name="P2"><text:soft-page-break/>Tech</text:p>
      <text:p text:style-name="P5">Attack Droid - Spawns a droid that flies around with you shooting at enemies </text:p>
      <text:p text:style-name="P5"><text:s text:c="23"/>Damage: 7-9 <text:s text:c="18"/>Cooldown: 30s</text:p>
      <text:p text:style-name="Text_20_body"/>
      <text:p text:style-name="P5">Gravity Shield- Creates a defensive shield around the player mitigating melee damage and <text:s/><text:tab/> <text:s text:c="13"/>deflecting ranged attacks. </text:p>
      <text:p text:style-name="P5"><text:s text:c="26"/>Damage: N/A <text:s text:c="16"/>Cooldown: 20s</text:p>
      <text:p text:style-name="Text_20_body"/>
      <text:p text:style-name="P5">Ice Ward - Places a damage ward on the ground damaging and slowing all enemies <text:tab/> <text:s text:c="16"/><text:tab/> <text:s text:c="7"/>in its area of effect. </text:p>
      <text:p text:style-name="P5"><text:s text:c="26"/>Damage: <text:s text:c="26"/>Cooldown:</text:p>
      <text:p text:style-name="Text_20_body"/>
      <text:p text:style-name="P5">Cluster Bomb- Throws a cluster of bombs that stun enemies in a medium radius.</text:p>
      <text:p text:style-name="P5"><text:s text:c="25"/>Damage: 10-12 x3 <text:s text:c="13"/>Cooldown: 5s</text:p>
      <text:p text:style-name="Text_20_body"/>
      <text:p text:style-name="Text_20_body"/>
      <text:p text:style-name="P3">ARMOR</text:p>
      <text:p text:style-name="P2">Weapon Attachment </text:p>
      <text:p text:style-name="P5">Tier 1-  20% increased damage.</text:p>
      <text:p text:style-name="P5">Tier 2- 15% attack speed</text:p>
      <text:p text:style-name="P5">Tier 3- 10% critical hit chance.</text:p>
      <text:p text:style-name="P5">Tier 4-  10% Life Leech</text:p>
      <text:p text:style-name="Text_20_body"/>
      <text:p text:style-name="P2">Weapon Modifier</text:p>
      <text:p text:style-name="P5">Tier 1- 10% Chance to Slow</text:p>
      <text:p text:style-name="P5">Tier 2- 3%  Chance to Stun</text:p>
      <text:p text:style-name="P5">Tier 3- 10% Chance to Bleed for 25% Damage</text:p>
      <text:p text:style-name="P5">Tier 4-  100% crit damage</text:p>
      <text:p text:style-name="Text_20_body"/>
      <text:p text:style-name="P2">Body Armor</text:p>
      <text:p text:style-name="P5">Tier 1- 20% less damage.</text:p>
      <text:p text:style-name="P5">Tier 2-  All healing is 100% as effective.</text:p>
      <text:p text:style-name="P5">Tier 3 - 75% cc reduction</text:p>
      <text:p text:style-name="P5">Tier 4 - Damage taken has a %3 chance to make you immune for 5 seconds.</text:p>
      <text:p text:style-name="Text_20_body"/>
      <text:p text:style-name="P2">Eyepiece</text:p>
      <text:p text:style-name="P5">Tier 1- See enemy health </text:p>
      <text:p text:style-name="P5">Tier 2- See secondary objectives on radar</text:p>
      <text:p text:style-name="P5">Tier 3- See secret areas on radar</text:p>
      <text:p text:style-name="P5">Tier 4-  see where enemies can spawn || zoom out thing,</text:p>
      <text:p text:style-name="Text_20_body"/>
      <text:p text:style-name="P2">Boots</text:p>
      <text:p text:style-name="P5"><text:soft-page-break/>Tier 1- Movement speed.</text:p>
      <text:p text:style-name="P5">Tier 2- Double jump.</text:p>
      <text:p text:style-name="P5">Tier 3 - Magnet Boots</text:p>
      <text:p text:style-name="P5">Tier 4 - Jetpack boots.</text:p>
      <text:p text:style-name="P1"><text:line-break/><text:line-break/><text:line-break/><text:line-break/></text:p>
      <text:p text:style-name="P1"/>
      <text:p text:style-name="P1"><text:line-break/></text:p>
      <text:p text:style-name="P6">Skill Ideas:</text:p>
      <text:p text:style-name="Text_20_body"/>
      <text:p text:style-name="P5">Whirling Blades - Blades that spin around you doing damage and stunning enemies</text:p>
      <text:p text:style-name="Text_20_body"/>
      <text:p text:style-name="P5">Stickey Grenade- shoot a grenade that sticks to its targets</text:p>
      <text:p text:style-name="Text_20_body"/>
      <text:p text:style-name="P5">Some sort of homing missile</text:p>
      <text:p text:style-name="Text_20_body"/>
      <text:p text:style-name="P5">-attacks that life leech</text:p>
      <text:p text:style-name="P5">-attachs that have increased crit damage</text:p>
      <text:p text:style-name="P5"/>
      <text:p text:style-name="P5">Stomp Atack- short range low damage AOE attack that causes the affected enemies to be stunned for 3 second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48M25S</meta:editing-duration>
    <meta:editing-cycles>13</meta:editing-cycles>
    <meta:generator>OpenOffice.org/3.4.1$Win32 OpenOffice.org_project/341m1$Build-9593</meta:generator>
    <dc:date>2013-12-27T15:10:52.44</dc:date>
    <meta:document-statistic meta:table-count="0" meta:image-count="0" meta:object-count="0" meta:page-count="4" meta:paragraph-count="80" meta:word-count="737" meta:character-count="4606"/>
    <meta:user-defined meta:name="Info 1"/>
    <meta:user-defined meta:name="Info 2"/>
    <meta:user-defined meta:name="Info 3"/>
    <meta:user-defined meta:name="Info 4"/>
  </office:meta>
</office:document-meta>
</file>